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otted"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-color="#33cc66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3.0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2.906cm"/>
    </style:style>
    <style:style style:name="gr14" style:family="graphic" style:parent-style-name="standard">
      <style:graphic-properties draw:fill-color="#cfe7e5" draw:textarea-horizontal-align="justify" draw:textarea-vertical-align="middle" draw:auto-grow-height="fals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3.77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60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2.663cm"/>
    </style:style>
    <style:style style:name="pr8" style:family="presentation" style:parent-style-name="Обычный-outline1">
      <style:graphic-properties draw:fit-to-size="false" fo:min-height="13.609cm"/>
    </style:style>
    <style:style style:name="pr9" style:family="presentation" style:parent-style-name="Обычный-outline1">
      <style:graphic-properties fo:min-height="13.61cm"/>
    </style:style>
    <style:style style:name="P1" style:family="paragraph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P2" style:family="paragraph">
      <style:paragraph-properties fo:margin-top="1.6cm" fo:margin-bottom="0cm" fo:text-align="center"/>
    </style:style>
    <style:style style:name="P3" style:family="paragraph"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2cm" fo:margin-right="0cm" fo:text-indent="0cm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family="Verana" style:font-pitch="variable"/>
    </style:style>
    <style:style style:name="P12" style:family="paragraph">
      <style:paragraph-properties fo:text-align="center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1.6cm" fo:margin-bottom="0cm" fo:text-align="center"/>
      <style:text-properties fo:font-family="Arial" style:font-family-generic="swiss" style:font-pitch="variable" fo:font-size="24pt" style:font-size-asian="24pt" style:font-size-complex="24pt"/>
    </style:style>
    <style:style style:name="P16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font-family="'Comic Sans MS'" style:font-family-generic="script" style:font-pitch="variable"/>
    </style:style>
    <style:style style:name="T1" style:family="text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Times New Roman'" style:font-family-generic="roman" style:font-pitch="variable" fo:font-size="32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0" style:family="text">
      <style:text-properties fo:font-family="Verdana" style:font-family-generic="swiss" style:font-pitch="variable" fo:font-style="italic" style:font-style-asian="italic" style:font-style-complex="italic"/>
    </style:style>
    <style:style style:name="T11" style:family="text">
      <style:text-properties fo:font-family="Verdana" style:font-family-generic="swiss" style:font-pitch="variable"/>
    </style:style>
    <style:style style:name="T12" style:family="text">
      <style:text-properties fo:font-family="Verana" style:font-pitch="variable"/>
    </style:style>
    <style:style style:name="T13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5" style:family="text"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2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8" style:family="text">
      <style:text-properties fo:font-family="'Comic Sans MS'" style:font-family-generic="script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Федеральное государственное бюджетное образовательное учреждение высшего профессионального образования</text:span><text:span text:style-name="T1"><text:line-break/></text:span><text:span text:style-name="T1">«Пермский государственный национальный исследовательский университет»</text:span></text:p>
          </draw:text-box>
        </draw:frame>
        <draw:frame presentation:style-name="pr2" draw:text-style-name="P3" draw:layer="layout" svg:width="25.199cm" svg:height="3.799cm" svg:x="1.401cm" svg:y="6.799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5" draw:layer="layout" svg:width="14cm" svg:height="0.958cm" svg:x="6.5cm" svg:y="11.5cm">
          <draw:text-box>
            <text:p text:style-name="P4"><text:span text:style-name="T3">Выпускная работа бакалавра</text:span></text:p>
          </draw:text-box>
        </draw:frame>
        <draw:frame draw:style-name="gr2" draw:text-style-name="P6" draw:layer="layout" svg:width="10.988cm" svg:height="6.011cm" svg:x="14.681cm" svg:y="12.761cm">
          <draw:text-box>
            <text:p><text:span text:style-name="T4">Работу выполнил студент </text:span></text:p>
            <text:p><text:span text:style-name="T4">группы ПМИ-1,2 4 курса </text:span></text:p>
            <text:p><text:span text:style-name="T4">механико-математического факультета</text:span></text:p>
            <text:p><text:span text:style-name="T4">Сторожев Антон Александрович</text:span></text:p>
            <text:p><text:span text:style-name="T4"/></text:p>
            <text:p><text:span text:style-name="T4">Научный руководитель:</text:span></text:p>
            <text:p><text:span text:style-name="T4">к.ф.-м.н., доцент </text:span></text:p>
            <text:p><text:span text:style-name="T4">Чуприна Светлана Игоревна</text:span></text:p>
          </draw:text-box>
        </draw:frame>
        <draw:frame draw:style-name="gr2" draw:text-style-name="P6" draw:layer="layout" svg:width="3.673cm" svg:height="0.971cm" svg:x="11.6cm" svg:y="19.4cm">
          <draw:text-box>
            <text:p><text:span text:style-name="T4">Пермь 201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Здравствуйте, уважаемая комиссия, меня зовут Сторожев Антон Александрович, и тема моей выпускной работы — генерация текстов занимательных тестовых логических задач на основе онтологий.</text:p>
            </draw:text-box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5" draw:text-style-name="P4" draw:layer="layout" svg:width="25.199cm" svg:height="13cm" svg:x="1.5cm" svg:y="5.2cm" presentation:class="outline" presentation:user-transformed="true">
          <draw:text-box>
            <text:p text:style-name="P4"><text:span text:style-name="T5">Разработка подхода к генерации текстов занимательных тестовых логических заданий на базе методов онтологического инжиниринга и реализация на основе программной системы L-Gen, разработанной ранее в рамках курсового проекта, новой версии приложения, расширяющей функционал системы и повыщающей уровень вариативности генерируемых заданий за счёт адаптации к специфике предметного содержания занимательных текстов на естественном языке (ТЕЯ)</text:span></text:p>
          </draw:text-box>
        </draw:frame>
        <draw:frame draw:style-name="gr1" draw:layer="layout" svg:width="2.5cm" svg:height="1.675cm" svg:x="25cm" svg:y="19.5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Задачи (начало)</text:p>
          </draw:text-box>
        </draw:frame>
        <draw:frame presentation:style-name="pr8" draw:text-style-name="P7" draw:layer="layout" svg:width="25.199cm" svg:height="14.773cm" svg:x="1.4cm" svg:y="4cm" presentation:class="outline" presentation:user-transformed="true">
          <draw:text-box>
            <text:list text:style-name="L3">
              <text:list-item>
                <text:p><text:span text:style-name="T6">Рассмотреть основные принципы построения и реализации инструментальных средств исследования предметных областей, и более подробно — систем, базирующихся на знаниях.</text:span></text:p>
              </text:list-item>
              <text:list-item>
                <text:p><text:span text:style-name="T6">Рассмотреть основные типы логических задач, возможность их формулировки в тестовой форме. Обосновать возможность решения поставленной задачи с помощью методов инженерии знаний.</text:span></text:p>
              </text:list-item>
              <text:list-item>
                <text:p><text:span text:style-name="T6">Рассмотреть основные средства представления знаний и методы онтологического инжиниринга, </text:span><text:span text:style-name="T7">изучить спецификацию стандарта представления онтологий OWL 2.0.</text:span></text:p>
              </text:list-item>
              <text:list-item>
                <text:p><text:span text:style-name="T6">Разработать подход к генерации текстов занимательных логических задач на основе онтологий:</text:span></text:p>
                <text:list>
                  <text:list-item>
                    <text:p><text:span text:style-name="T6">определить место онтологий в разрабатываемом проекте;</text:span></text:p>
                  </text:list-item>
                  <text:list-item>
                    <text:p><text:span text:style-name="T6">разработать механизм получения решения поставленной задачи и выявить необходимые для его реализации программные инструменты обработки ТЕЯ.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Задачи (продолжение)</text:p>
          </draw:text-box>
        </draw:frame>
        <draw:frame presentation:style-name="pr9" draw:text-style-name="P7" draw:layer="layout" svg:width="25.199cm" svg:height="15.457cm" svg:x="1.4cm" svg:y="4.343cm" presentation:class="outline" presentation:user-transformed="true">
          <draw:text-box>
            <text:p><text:span text:style-name="T6">Реализовать приложение, использующее разработаный подход для генерации текстов логических задач:</text:span></text:p>
            <text:list text:style-name="L3">
              <text:list-item>
                <text:p><text:span text:style-name="T6">сформировать техническое задание на разрабатываемое приложение;</text:span></text:p>
              </text:list-item>
              <text:list-item>
                <text:p><text:span text:style-name="T6">усовершенствовать архитектуру приложения с целью расширения его функционала;</text:span></text:p>
              </text:list-item>
              <text:list-item>
                <text:p><text:span text:style-name="T6">спроектировать графический интерфейс пользователя;</text:span></text:p>
              </text:list-item>
              <text:list-item>
                <text:p><text:span text:style-name="T6">разработать новую версию системы — L-Gen 2.0:</text:span></text:p>
                <text:list>
                  <text:list-item>
                    <text:p><text:span text:style-name="T6">реализовать визуальный редактор онтологий с учётом специфики решаемой задачи;</text:span></text:p>
                  </text:list-item>
                  <text:list-item>
                    <text:p><text:span text:style-name="T6">реализовать экспорт/импорт онтологий в формат OWL.</text:span></text:p>
                  </text:list-item>
                  <text:list-item>
                    <text:p><text:span text:style-name="T6">доработать механизм логического вывода;</text:span></text:p>
                  </text:list-item>
                  <text:list-item>
                    <text:p><text:span text:style-name="T6">найти подходящий лемматизатор и подключить его как внешнюю библиотеку;</text:span></text:p>
                  </text:list-item>
                  <text:list-item>
                    <text:p><text:span text:style-name="T6">на основе результатов морфологического разбора ТЕЯ обеспечить частичную автоматизацию процесса построения онтологической БЗ;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Лягушки — звери</text:p>
                <text:p>Лягушки пьют сок</text:p>
              </text:list-header>
            </text:list>
            <text:list text:style-name="L4">
              <text:list-item>
                <text:p text:style-name="P8"><text:s/>Звери пьют сок</text:p>
              </text:list-item>
              <text:list-item>
                <text:p text:style-name="P8"><text:s/>Некоторые звери пьют сок</text:p>
              </text:list-item>
              <text:list-item>
                <text:p text:style-name="P8"><text:s/>Звери не пьют сок</text:p>
              </text:list-item>
            </text:list>
          </draw:text-box>
        </draw:frame>
        <draw:frame draw:style-name="gr1" draw:text-style-name="P9" draw:layer="layout" svg:width="2.5cm" svg:height="1.675cm" svg:x="25cm" svg:y="19.501cm">
          <draw:text-box>
            <text:p text:style-name="P4"><text:span text:style-name="T8"><text:page-number>&lt;номер&gt;</text:page-number></text:span><text:span text:style-name="T8">/</text:span><text:span text:style-name="T8"><text:page-count>1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едметная онтолог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>(тут прям скриншот из редактора онтологий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нтология шаблонов задач</text:p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писание подхода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9">Падежные рамки + метод пересечений = «интересности»</text:span></text:p>
                  </text:list-item>
                  <text:list-item>
                    <text:p><text:span text:style-name="T10">Лягушки пьют сок</text:span></text:p>
                  </text:list-item>
                  <text:list-item>
                    <text:p><text:span text:style-name="T11">Способ — подмена свойств (в ситуациях) сущности свойствами потомков её предка по иерархии наследования (</text:span><text:span text:style-name="T10">лягушке приписались свойства человека через общего предка «животное»</text:span><text:span text:style-name="T9">)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Иллюстрация подхода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рхитектура приложен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draw:custom-shape draw:style-name="gr4" draw:text-style-name="P11" draw:layer="layout" svg:width="8.228cm" svg:height="2.454cm" svg:x="11.071cm" svg:y="10.694cm">
          <text:p text:style-name="P4"><text:span text:style-name="T12">Менеджер БЗ</text:span></text:p>
          <draw:enhanced-geometry svg:viewBox="0 0 21600 21600" draw:extrusion="false" draw:extrusion-depth="1cm 0" dr3d:shade-mode="flat" draw:extrusion-metal="true" draw:extrusion-specularity="122%" draw:extrusion-diffusion="122%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2" draw:layer="layout" svg:width="6.928cm" svg:height="3.176cm" svg:x="8.329cm" svg:y="4.343cm">
          <text:p text:style-name="P12"><text:span text:style-name="T13">Онтология</text:span></text:p>
          <text:p text:style-name="P12"><text:span text:style-name="T13">шаблонов</text:span></text:p>
          <text:p text:style-name="P12"><text:span text:style-name="T13">задач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3" draw:layer="layout" svg:width="6.64cm" svg:height="3.176cm" svg:x="15.979cm" svg:y="4.343cm">
          <text:p text:style-name="P13"><text:span text:style-name="T14">Онтология</text:span></text:p>
          <text:p text:style-name="P13"><text:span text:style-name="T14">предметной</text:span></text:p>
          <text:p text:style-name="P13"><text:span text:style-name="T14">области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1" draw:layer="layout" svg:width="17.177cm" svg:height="3.32cm" svg:x="1.833cm" svg:y="14.88cm">
          <text:p text:style-name="P4"><text:span text:style-name="T12">Графический</text:span></text:p>
          <text:p text:style-name="P4"><text:span text:style-name="T12">интерфейс</text:span></text:p>
          <text:p text:style-name="P4"><text:span text:style-name="T12">пользовате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layer="layout" svg:width="8.805cm" svg:height="3.175cm" svg:x="1.4cm" svg:y="8.818cm">
          <text:p text:style-name="P4"><text:span text:style-name="T12">МЛ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12.081cm" svg:y1="7.519cm" svg:x2="14.824cm" svg:y2="10.695cm">
          <text:p/>
        </draw:line>
        <draw:line draw:style-name="gr8" draw:text-style-name="P4" draw:layer="layout" svg:x1="19.155cm" svg:y1="7.519cm" svg:x2="15.546cm" svg:y2="10.695cm">
          <text:p/>
        </draw:line>
        <draw:custom-shape draw:style-name="gr9" draw:text-style-name="P11" draw:layer="layout" svg:width="6.207cm" svg:height="3.464cm" svg:x="21.319cm" svg:y="10.117cm">
          <text:p text:style-name="P4"><text:span text:style-name="T12">Редактор</text:span></text:p>
          <text:p text:style-name="P4"><text:span text:style-name="T12">Онтологий</text:span></text:p>
          <text:p text:style-name="P4"><text:span text:style-name="T12">(Prote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21.175cm" svg:y1="12.138cm" svg:x2="19.299cm" svg:y2="12.138cm">
          <text:p/>
        </draw:line>
        <draw:custom-shape draw:style-name="gr10" draw:text-style-name="P11" draw:layer="layout" svg:width="6.929cm" svg:height="1.443cm" svg:x="2.843cm" svg:y="10.117cm">
          <text:p text:style-name="P4"><text:span text:style-name="T12">Лемматизато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14.535cm" svg:y1="13.148cm" svg:x2="14.535cm" svg:y2="15.169cm">
          <text:p/>
        </draw:line>
        <draw:line draw:style-name="gr8" draw:text-style-name="P4" draw:layer="layout" svg:x1="2.628cm" svg:y1="14.88cm" svg:x2="2.699cm" svg:y2="11.993cm">
          <text:p/>
        </draw:line>
        <draw:line draw:style-name="gr8" draw:text-style-name="P4" draw:layer="layout" svg:x1="6.885cm" svg:y1="11.993cm" svg:x2="6.885cm" svg:y2="14.88cm">
          <text:p/>
        </draw:line>
        <draw:frame draw:style-name="gr12" draw:layer="layout" svg:width="3.535cm" svg:height="1.533cm" svg:x="2.699cm" svg:y="12.426cm">
          <draw:text-box>
            <text:p>Выбор</text:p>
          </draw:text-box>
        </draw:frame>
        <draw:frame draw:style-name="gr13" draw:layer="layout" svg:width="3.406cm" svg:height="1.389cm" svg:x="6.741cm" svg:y="12.625cm">
          <draw:text-box>
            <text:p>Текст</text:p>
          </draw:text-box>
        </draw:frame>
        <draw:custom-shape draw:style-name="gr14" draw:text-style-name="P14" draw:layer="layout" svg:width="6.928cm" svg:height="2.742cm" svg:x="10.927cm" svg:y="15.169cm">
          <text:p text:style-name="P4"><text:span text:style-name="T15">Редактор БЗ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спекты реализаци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Qt/C++</text:p>
              </text:list-item>
              <text:list-item>
                <text:p>OpenSource: <text:a xlink:href="http://code.google.com/p/l-gen/">http://code.google.com/p/l-gen/</text:a></text:p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ключение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Все поставленные задачи решены</text:p>
              </text:list-item>
              <text:list-item>
                <text:p>Разработан подход к генерации</text:p>
              </text:list-item>
              <text:list-item>
                <text:p>Объём исходных текстов проекта — 4500 строк.</text:p>
                <text:p/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presentation:style-name="pr2" draw:text-style-name="P15" draw:layer="layout" svg:width="25.199cm" svg:height="3.774cm" svg:x="1.4cm" svg:y="14.826cm">
          <draw:text-box>
            <text:p text:style-name="P2"><text:span text:style-name="T16">ГЕНЕРАЦИЯ ТЕКСТОВ ЗАНИМАТЕЛЬНЫХ ТЕСТОВЫХ ЛОГИЧЕСКИХ ЗАДАЧ НА ОСНОВЕ ОНТОЛОГИЙ</text:span></text:p>
          </draw:text-box>
        </draw:frame>
        <draw:frame draw:style-name="gr2" draw:text-style-name="P16" draw:layer="layout" svg:width="13.312cm" svg:height="1.284cm" svg:x="7.888cm" svg:y="13.316cm">
          <draw:text-box>
            <text:p><text:span text:style-name="T17">Сторожев Антон Александрович</text:span></text:p>
          </draw:text-box>
        </draw:frame>
        <draw:frame draw:style-name="gr2" draw:text-style-name="P17" draw:layer="layout" svg:width="4.011cm" svg:height="0.963cm" svg:x="11.6cm" svg:y="19.4cm">
          <draw:text-box>
            <text:p><text:span text:style-name="T8">Пермь 2012</text:span></text:p>
          </draw:text-box>
        </draw:frame>
        <draw:frame draw:style-name="gr1" draw:text-style-name="P18" draw:layer="layout" svg:width="28cm" svg:height="7.329cm" svg:x="0cm" svg:y="5.81cm">
          <draw:text-box>
            <text:p text:style-name="P4"><text:span text:style-name="T18">Спасибо за внимание!</text:span></text:p>
            <text:p text:style-name="P4"><text:span text:style-name="T18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 text:style-name="P10">Спасибо за внимание, я готов ответить на ваши вопросы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имвол_20_нумерации" style:display-name="Символ нумерации" style:family="graphic">
      <style:paragraph-properties style:text-autospace="none"/>
      <style:text-properties fo:font-family="'Times New Roman'" style:font-family-generic="roman" style:font-pitch="variable" fo:font-size="14pt" style:font-size-asian="12pt" style:font-size-complex="12pt"/>
    </style:style>
    <style:style style:name="Абзац" style:family="graphic">
      <style:paragraph-properties fo:margin-left="0cm" fo:margin-right="0cm" fo:line-height="150%" fo:text-align="justify" fo:text-indent="1.764cm" style:text-autospace="none"/>
      <style:text-properties fo:font-family="'Times New Roman'" style:font-family-generic="roman" style:font-pitch="variable" fo:font-size="14pt" style:font-size-asian="16.5pt" style:font-size-complex="16.5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3T17:52:08.89</meta:creation-date>
    <meta:editing-duration>P1DT1H49M28S</meta:editing-duration>
    <meta:editing-cycles>77</meta:editing-cycles>
    <dc:date>2012-06-10T12:33:58.41</dc:date>
    <meta:generator>LibreOffice/3.4$Win32 LibreOffice_project/340m1$Build-302</meta:generator>
    <meta:document-statistic meta:object-count="103"/>
  </office:meta>
</office:document-meta>
</file>